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Pictures/10000000000000B400000050FF285AE0.png" manifest:media-type="image/png"/>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fik1" text:anchor-type="paragraph" svg:width="4.763cm" svg:height="2.117cm" draw:z-index="0"><draw:image xml:id="1" xlink:href="Pictures/10000000000000B400000050FF285AE0.png" xlink:type="simple" xlink:show="embed" xlink:actuate="onLoad"/><draw:image xml:id="2" xlink:href="Pictures/10000000000000B400000050FF285AE0.png" xlink:type="simple" xlink:show="embed" xlink:actuate="onLoad"/></draw:frame>File with image...<text:line-break/>!<text:line-break/><text:line-break/>!!<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1">
  <office:meta>
    <meta:generator>StarOffice/8$Win32 OpenOffice.org_project/680m9$Build-9238</meta:generator>
    <meta:creation-date>2007-11-12T18:01:40</meta:creation-date>
    <dc:creator>hanbiao</dc:creator>
    <dc:date>2011-10-08T16:47:07</dc:date>
    <meta:editing-cycles>6</meta:editing-cycles>
    <meta:editing-duration>PT0.016S</meta:editing-duration>
    <meta:user-defined meta:name="Info 1"/>
    <meta:user-defined meta:name="Info 2"/>
    <meta:user-defined meta:name="Info 3"/>
    <meta:user-defined meta:name="Info 4"/>
    <meta:document-statistic meta:character-count="18" meta:image-count="1" meta:object-count="0" meta:page-count="1" meta:paragraph-count="1" meta:table-count="0" meta:word-count="3"/>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